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Arial" svg:font-family="Arial" style:font-family-generic="swiss"/>
    <style:font-face style:name="Times New Roman1" svg:font-family="'Times New Roman'" style:font-family-generic="roman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 New Roman1" fo:font-size="11pt" style:font-size-asian="11pt" style:font-size-complex="11pt"/>
    </style:style>
    <style:style style:name="P2" style:family="paragraph" style:parent-style-name="Standard">
      <style:paragraph-properties fo:text-align="start" style:justify-single-word="false"/>
      <style:text-properties style:font-name="Times New Roman1" fo:font-size="11pt" fo:language="de" fo:country="DE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Times New Roman1" fo:font-size="11pt" fo:language="it" fo:country="IT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Times New Roman1" fo:font-size="11pt" fo:language="es" fo:country="ES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fo:language="pl" fo:country="PL"/>
    </style:style>
    <style:style style:name="P6" style:family="paragraph" style:parent-style-name="Standard">
      <style:paragraph-properties fo:text-align="center" style:justify-single-word="false" fo:padding="0.049cm" fo:border-left="none" fo:border-right="none" fo:border-top="none" fo:border-bottom="0.002cm solid #000000" style:shadow="none"/>
      <style:text-properties style:font-name="Times New Roman1" fo:font-size="11pt" style:font-size-asian="11pt" style:font-size-complex="11pt"/>
    </style:style>
    <style:style style:name="T1" style:family="text">
      <style:text-properties style:font-name="Times New Roman1" fo:font-size="11pt" style:font-size-asian="11pt" style:font-size-complex="11pt"/>
    </style:style>
    <style:style style:name="T2" style:family="text">
      <style:text-properties fo:language="pl" fo:country="P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result_box2"/><text:span text:style-name="T2">Sytuacyjne Zapobieganie Porady</text:span> </text:p>
      <text:p text:style-name="P1"/>
      <text:p text:style-name="P5"><text:bookmark text:name="result_box"/><text:span text:style-name="T1">1-Ogólne<text:line-break/><text:line-break/>- Nie należy podróżować z wartościami działalności;<text:line-break/>- Należy zachować swoje kosztowności w małej torebce, że będzie za tobą absolutnie wszędzie;<text:line-break/>- Należy zachować swój paszport, karty kredytowej i pieniędzy w notach osłonę paska wokół talii;<text:line-break/>- Użyj swojego banku internetowego jakiegoś kieszeni w gotówce;<text:line-break/>- Należy zachować kserokopie paszportu i bilety będą również na pocztę głosową lub lepszy, cyfrowy sejf;<text:line-break/><text:line-break/>2-W transportu (pociąg, metro, autobus ...)<text:line-break/><text:line-break/>- Nie należy pozostawiać bagażu bez opieki<text:line-break/>- Nie zostawiaj niczego cennego w głównym bagażu<text:line-break/>- Nigdy nie kupić bilety do koników, którzy uczynią im płacić więcej (do 10 razy ich cenę). Użyj bankomatów oraz automatów biletowych na dworcach i stacjach metra.<text:line-break/><text:line-break/>3-A Hotel<text:line-break/><text:line-break/>- Korzystania z sejfu w pokoju lub w recepcji, aby umieścić swoje pieniądze, biżuterię, paszport lub identyfikator<text:line-break/><text:line-break/>4-w miejscach publicznych (restauracje, kawiarnie, ...)<text:line-break/><text:line-break/>- Zamiast plecaka, albo wolą fanny pack małą torbę noszoną na ramieniu;<text:line-break/>- Weź ze sobą trochę gotówki;<text:line-break/>- Nie umieszczaj swojego portfela w tylnej kieszeni ubrania;<text:line-break/>- Jeśli atakujący próbuje wyrwać torbę, nie oprzeć, można odnieść obrażenia;<text:line-break/>- Uważaj na ludzi, którzy starają się odwrócić swoją uwagę do kradzieży rzeczy osobiste, w tym tarasie kawiarni podczas dystrybutora cashback lub podczas podpisywania petycji. - - Nie obsługiwać pakiety publiczne pieniądze i nie zmienić walutę w kantorach, a nie z obcymi na ulicy;<text:line-break/>- Na bankomacie ukryć klawiaturę przed wybraniem kodu, nie daj się rozproszony przez ludzi, możesz być ofiarą kradzieży;<text:line-break/>- Zapłać za zakupy z małych rachunków, kart kredytowych lub czeków (oczywiście jeśli są rozliczane we Francji);<text:line-break/>- Nie wolno nosić biżuterii zbyt cenny ostentacyjnie;<text:line-break/>- Nie zostawiaj swoich środków płatniczych w szatni lub w płaszczu na krześle (w restauracji lub w kawiarni na przykład), kieszonkowiec mógł usiąść za was i kradzieży rzeczy;<text:line-break/>- Nigdy nie należy wkładać do torby pod nogi;<text:line-break/>- Nie zostawiaj telefonu komórkowego lub portfel na stoliku czy restauracji;<text:line-break/>- Nie przechowuj telefonu w zewnętrznej kieszeni torby lub ubraniem, nie nadają się do nieznajomego.<text:line-break/><text:line-break/>5-parking czyjś samochód na parkingu<text:line-break/><text:line-break/>- Blokada drzwi i tułowia i mieć pewność, aby zamknąć okna pojazdu;<text:line-break/>- Nie zostawiaj kosztowności w dowodach (telefon komórkowy, aparat fotograficzny, odzież, torby, itp).<text:line-break/><text:line-break/>6-Jesteś ofiarą kradzieży<text:line-break/><text:line-break/>-Take Skontaktować się z ambasadą (wykaz i adresy ambasad i konsulatów z geolokalizacji wykonywać)<text:line-break/>-</text:span><text:bookmark text:name="result_box1"/><text:span text:style-name="T1"> </text:span>Złóż <text:span text:style-name="T1">Skargę na policję lub do najbliższego posterunku policji (integracja wykaz posterunków policji i straży żandarmerii z geolokalizacji).</text:span></text:p>
      <text:p text:style-name="P4"/>
      <text:p text:style-name="P3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Arial" svg:font-family="Arial" style:font-family-generic="swiss"/>
    <style:font-face style:name="Times New Roman1" svg:font-family="'Times New Roman'" style:font-family-generic="roman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imes New Roman" fo:font-size="10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name="Arial" fo:font-size="10pt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size="10pt" style:font-size-asian="12pt" style:font-name-complex="Lohit Hindi1"/>
    </style:style>
    <style:style style:name="Heading_20_2" style:display-name="Heading 2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3T14:14:27.717046777</meta:creation-date>
    <dc:date>2016-04-26T00:50:21.40</dc:date>
    <meta:editing-duration>PT48M20S</meta:editing-duration>
    <meta:editing-cycles>12</meta:editing-cycles>
    <meta:generator>OpenOffice/4.0.1$Win32 OpenOffice.org_project/401m5$Build-9714</meta:generator>
    <meta:document-statistic meta:table-count="0" meta:image-count="0" meta:object-count="0" meta:page-count="1" meta:paragraph-count="2" meta:word-count="392" meta:character-count="2625"/>
  </office:meta>
</office:document-meta>
</file>